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8.510236220472443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5pt" fo:color="#000000" fo:font-family="Liberation Serif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4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4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4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4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4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4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4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4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5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5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5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5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5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5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5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6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6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6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6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6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6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6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5pt" fo:color="#000000" fo:font-family="Sans"/>
    </style:style>
    <style:style style:name="ACE-6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6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7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7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7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7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7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7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7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7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7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7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8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8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8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8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8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8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8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8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8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8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9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9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9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9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9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9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9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9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9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9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0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0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0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0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0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0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0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0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0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0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E-1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5pt" fo:color="#0000ff" fo:font-family="Liberation Serif"/>
    </style:style>
    <style:style style:name="ACOL-1" style:family="table-column">
      <style:table-column-properties style:column-width="234.14173228346456pt" style:use-optimal-column-width="true"/>
    </style:style>
    <style:style style:name="ACOL-2" style:family="table-column"/>
    <style:style style:name="AROW-1" style:family="table-row">
      <style:table-row-properties style:row-height="18.6519685039370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67" table:style-name="ACOL-1"/>
        <table:table-column table:default-cell-style-name="ACE-67" table:style-name="ACOL-0"/>
        <table:table-column table:default-cell-style-name="ACE-67" table:style-name="ACOL-0" table:number-columns-repeated="1022"/>
        <table:table-row table:style-name="AROW-1">
          <table:table-cell table:style-name="ACE-0" office:value-type="string">
            <text:p>Into of web module</text:p>
          </table:table-cell>
          <table:table-cell table:style-name="ACE-67" office:value-type="string">
            <text:p>1day</text:p>
          </table:table-cell>
          <table:table-cell table:number-columns-repeated="1022" table:style-name="ACE-67"/>
        </table:table-row>
        <table:table-row table:style-name="AROW-1">
          <table:table-cell table:style-name="ACE-1" office:value-type="string">
            <text:p><text:a xlink:type="simple" xlink:actuate="onRequest" xlink:href="https://www.odoo.com/documentation/9.0/howtos/website.html#creating-a-basic-module" office:title="Left click once to follow this link.&#10;Middle click once to select this cell">Creating a basic module</text:a></text:p>
          </table:table-cell>
          <table:table-cell table:number-columns-repeated="1023" table:style-name="ACE-67"/>
        </table:table-row>
        <table:table-row table:style-name="AROW-1">
          <table:table-cell table:style-name="ACE-2" office:value-type="string">
            <text:p><text:a xlink:type="simple" xlink:actuate="onRequest" xlink:href="https://www.odoo.com/documentation/9.0/howtos/website.html#a-demonstration-module" office:title="Left click once to follow this link.&#10;Middle click once to select this cell">A demonstration module</text:a></text:p>
          </table:table-cell>
          <table:table-cell table:number-columns-repeated="1023" table:style-name="ACE-67"/>
        </table:table-row>
        <table:table-row table:style-name="AROW-1">
          <table:table-cell table:style-name="ACE-3" office:value-type="string">
            <text:p><text:a xlink:type="simple" xlink:actuate="onRequest" xlink:href="https://www.odoo.com/documentation/9.0/howtos/website.html#to-the-browser" office:title="Left click once to follow this link.&#10;Middle click once to select this cell">To the browser</text:a></text:p>
          </table:table-cell>
          <table:table-cell table:number-columns-repeated="1023" table:style-name="ACE-67"/>
        </table:table-row>
        <table:table-row table:style-name="AROW-1">
          <table:table-cell table:style-name="ACE-4" office:value-type="string">
            <text:p><text:a xlink:type="simple" xlink:actuate="onRequest" xlink:href="https://www.odoo.com/documentation/9.0/howtos/website.html#templates" office:title="Left click once to follow this link.&#10;Middle click once to select this cell">Templates</text:a></text:p>
          </table:table-cell>
          <table:table-cell table:number-columns-repeated="1023" table:style-name="ACE-67"/>
        </table:table-row>
        <table:table-row table:style-name="AROW-1">
          <table:table-cell table:style-name="ACE-5" office:value-type="string">
            <text:p><text:a xlink:type="simple" xlink:actuate="onRequest" xlink:href="https://www.odoo.com/documentation/9.0/howtos/website.html#storing-data-in-odoo" office:title="Left click once to follow this link.&#10;Middle click once to select this cell">Storing data in Odoo</text:a></text:p>
          </table:table-cell>
          <table:table-cell table:number-columns-repeated="1023" table:style-name="ACE-67"/>
        </table:table-row>
        <table:table-row table:style-name="AROW-1">
          <table:table-cell table:style-name="ACE-6" office:value-type="string">
            <text:p><text:a xlink:type="simple" xlink:actuate="onRequest" xlink:href="https://www.odoo.com/documentation/9.0/howtos/website.html#defining-the-data-model" office:title="Left click once to follow this link.&#10;Middle click once to select this cell">Defining the data model</text:a></text:p>
          </table:table-cell>
          <table:table-cell table:number-columns-repeated="1023" table:style-name="ACE-67"/>
        </table:table-row>
        <table:table-row table:style-name="AROW-1">
          <table:table-cell table:style-name="ACE-7" office:value-type="string">
            <text:p><text:a xlink:type="simple" xlink:actuate="onRequest" xlink:href="https://www.odoo.com/documentation/9.0/howtos/website.html#demonstration-data" office:title="Left click once to follow this link.&#10;Middle click once to select this cell">Demonstration data</text:a></text:p>
          </table:table-cell>
          <table:table-cell table:number-columns-repeated="1023" table:style-name="ACE-67"/>
        </table:table-row>
        <table:table-row table:style-name="AROW-1">
          <table:table-cell table:style-name="ACE-8" office:value-type="string">
            <text:p><text:a xlink:type="simple" xlink:actuate="onRequest" xlink:href="https://www.odoo.com/documentation/9.0/howtos/website.html#accessing-the-data" office:title="Left click once to follow this link.&#10;Middle click once to select this cell">Accessing the data</text:a></text:p>
          </table:table-cell>
          <table:table-cell table:number-columns-repeated="1023" table:style-name="ACE-67"/>
        </table:table-row>
        <table:table-row table:style-name="AROW-1">
          <table:table-cell table:style-name="ACE-9" office:value-type="string">
            <text:p><text:a xlink:type="simple" xlink:actuate="onRequest" xlink:href="https://www.odoo.com/documentation/9.0/howtos/website.html#website-support" office:title="Left click once to follow this link.&#10;Middle click once to select this cell">Website support</text:a></text:p>
          </table:table-cell>
          <table:table-cell table:number-columns-repeated="1023" table:style-name="ACE-67"/>
        </table:table-row>
        <table:table-row table:style-name="AROW-1">
          <table:table-cell table:style-name="ACE-10" office:value-type="string">
            <text:p><text:a xlink:type="simple" xlink:actuate="onRequest" xlink:href="https://www.odoo.com/documentation/9.0/howtos/website.html#urls-and-routing" office:title="Left click once to follow this link.&#10;Middle click once to select this cell">URLs and routing</text:a></text:p>
          </table:table-cell>
          <table:table-cell table:number-columns-repeated="1023" table:style-name="ACE-67"/>
        </table:table-row>
        <table:table-row table:style-name="AROW-1">
          <table:table-cell table:style-name="ACE-11" office:value-type="string">
            <text:p><text:a xlink:type="simple" xlink:actuate="onRequest" xlink:href="https://www.odoo.com/documentation/9.0/howtos/website.html#field-edition" office:title="Left click once to follow this link.&#10;Middle click once to select this cell">Field edition</text:a></text:p>
          </table:table-cell>
          <table:table-cell table:number-columns-repeated="1023" table:style-name="ACE-67"/>
        </table:table-row>
        <table:table-row table:style-name="AROW-1">
          <table:table-cell table:style-name="ACE-12" office:value-type="string">
            <text:p><text:a xlink:type="simple" xlink:actuate="onRequest" xlink:href="https://www.odoo.com/documentation/9.0/howtos/website.html#administration-and-erp-integration" office:title="Left click once to follow this link.&#10;Middle click once to select this cell">Administration and ERP integration</text:a></text:p>
          </table:table-cell>
          <table:table-cell table:number-columns-repeated="1023" table:style-name="ACE-67"/>
        </table:table-row>
        <table:table-row table:style-name="AROW-1">
          <table:table-cell table:style-name="ACE-13" office:value-type="string">
            <text:p><text:a xlink:type="simple" xlink:actuate="onRequest" xlink:href="https://www.odoo.com/documentation/9.0/howtos/website.html#a-brief-and-incomplete-introduction-to-the-odoo-administration" office:title="Left click once to follow this link.&#10;Middle click once to select this cell">A brief and incomplete introduction to the Odoo administration</text:a></text:p>
          </table:table-cell>
          <table:table-cell table:number-columns-repeated="1023" table:style-name="ACE-67"/>
        </table:table-row>
        <table:table-row table:style-name="AROW-1">
          <table:table-cell table:style-name="ACE-14" office:value-type="string">
            <text:p><text:a xlink:type="simple" xlink:actuate="onRequest" xlink:href="https://www.odoo.com/documentation/9.0/howtos/website.html#editing-in-the-odoo-administration" office:title="Left click once to follow this link.&#10;Middle click once to select this cell">Editing in the Odoo administration</text:a></text:p>
          </table:table-cell>
          <table:table-cell table:number-columns-repeated="1023" table:style-name="ACE-67"/>
        </table:table-row>
        <table:table-row table:style-name="AROW-1">
          <table:table-cell table:style-name="ACE-15" office:value-type="string">
            <text:p><text:a xlink:type="simple" xlink:actuate="onRequest" xlink:href="https://www.odoo.com/documentation/9.0/howtos/website.html#relations-between-models" office:title="Left click once to follow this link.&#10;Middle click once to select this cell">Relations between models</text:a></text:p>
          </table:table-cell>
          <table:table-cell table:number-columns-repeated="1023" table:style-name="ACE-67"/>
        </table:table-row>
        <table:table-row table:style-name="AROW-1">
          <table:table-cell table:style-name="ACE-16" office:value-type="string">
            <text:p><text:a xlink:type="simple" xlink:actuate="onRequest" xlink:href="https://www.odoo.com/documentation/9.0/howtos/website.html#discussions-and-notifications" office:title="Left click once to follow this link.&#10;Middle click once to select this cell">Discussions and notifications</text:a></text:p>
          </table:table-cell>
          <table:table-cell table:number-columns-repeated="1023" table:style-name="ACE-67"/>
        </table:table-row>
        <table:table-row table:style-name="AROW-1">
          <table:table-cell table:style-name="ACE-17" office:value-type="string">
            <text:p><text:a xlink:type="simple" xlink:actuate="onRequest" xlink:href="https://www.odoo.com/documentation/9.0/howtos/website.html#selling-courses" office:title="Left click once to follow this link.&#10;Middle click once to select this cell">Selling courses</text:a></text:p>
          </table:table-cell>
          <table:table-cell table:number-columns-repeated="1023" table:style-name="ACE-67"/>
        </table:table-row>
        <table:table-row table:style-name="AROW-1">
          <table:table-cell table:style-name="ACE-18" office:value-type="string">
            <text:p><text:a xlink:type="simple" xlink:actuate="onRequest" xlink:href="https://www.odoo.com/documentation/9.0/howtos/website.html#altering-existing-views" office:title="Left click once to follow this link.&#10;Middle click once to select this cell">Altering existing views</text:a></text:p>
          </table:table-cell>
          <table:table-cell table:number-columns-repeated="1023" table:style-name="ACE-67"/>
        </table:table-row>
        <table:table-row table:style-name="AROW-1">
          <table:table-cell table:style-name="ACE-0" office:value-type="string">
            <text:p>Actions</text:p>
          </table:table-cell>
          <table:table-cell table:style-name="ACE-67" office:value-type="string">
            <text:p>1day</text:p>
          </table:table-cell>
          <table:table-cell table:number-columns-repeated="1022" table:style-name="ACE-67"/>
        </table:table-row>
        <table:table-row table:style-name="AROW-1">
          <table:table-cell table:style-name="ACE-19" office:value-type="string">
            <text:p><text:a xlink:type="simple" xlink:actuate="onRequest" xlink:href="https://www.odoo.com/documentation/9.0/reference/actions.html#window-actions-ir-actions-act-window" office:title="Left click once to follow this link.&#10;Middle click once to select this cell">Window Actions (ir.actions.act_window)</text:a></text:p>
          </table:table-cell>
          <table:table-cell table:number-columns-repeated="1023" table:style-name="ACE-67"/>
        </table:table-row>
        <table:table-row table:style-name="AROW-1">
          <table:table-cell table:style-name="ACE-20" office:value-type="string">
            <text:p><text:a xlink:type="simple" xlink:actuate="onRequest" xlink:href="https://www.odoo.com/documentation/9.0/reference/actions.html#url-actions-ir-actions-act-url" office:title="Left click once to follow this link.&#10;Middle click once to select this cell">URL Actions (ir.actions.act_url)</text:a></text:p>
          </table:table-cell>
          <table:table-cell table:number-columns-repeated="1023" table:style-name="ACE-67"/>
        </table:table-row>
        <table:table-row table:style-name="AROW-1">
          <table:table-cell table:style-name="ACE-21" office:value-type="string">
            <text:p><text:a xlink:type="simple" xlink:actuate="onRequest" xlink:href="https://www.odoo.com/documentation/9.0/reference/actions.html#server-actions-ir-actions-server" office:title="Left click once to follow this link.&#10;Middle click once to select this cell">Server Actions (ir.actions.server)</text:a></text:p>
          </table:table-cell>
          <table:table-cell table:number-columns-repeated="1023" table:style-name="ACE-67"/>
        </table:table-row>
        <table:table-row table:style-name="AROW-1">
          <table:table-cell table:style-name="ACE-22" office:value-type="string">
            <text:p><text:a xlink:type="simple" xlink:actuate="onRequest" xlink:href="https://www.odoo.com/documentation/9.0/reference/actions.html#report-actions-ir-actions-report-xml" office:title="Left click once to follow this link.&#10;Middle click once to select this cell">Report Actions (ir.actions.report.xml)</text:a></text:p>
          </table:table-cell>
          <table:table-cell table:number-columns-repeated="1023" table:style-name="ACE-67"/>
        </table:table-row>
        <table:table-row table:style-name="AROW-1">
          <table:table-cell table:style-name="ACE-23" office:value-type="string">
            <text:p><text:a xlink:type="simple" xlink:actuate="onRequest" xlink:href="https://www.odoo.com/documentation/9.0/reference/actions.html#client-actions-ir-actions-client" office:title="Left click once to follow this link.&#10;Middle click once to select this cell">Client Actions (ir.actions.client)</text:a></text:p>
          </table:table-cell>
          <table:table-cell table:style-name="ACE-67" office:value-type="string">
            <text:p>2 days</text:p>
          </table:table-cell>
          <table:table-cell table:number-columns-repeated="1022" table:style-name="ACE-67"/>
        </table:table-row>
        <table:table-row table:style-name="AROW-1">
          <table:table-cell table:style-name="ACE-0" office:value-type="string">
            <text:p>Web Controllers</text:p>
          </table:table-cell>
          <table:table-cell table:number-columns-repeated="1023" table:style-name="ACE-67"/>
        </table:table-row>
        <table:table-row table:style-name="AROW-1">
          <table:table-cell table:style-name="ACE-24" office:value-type="string">
            <text:p><text:a xlink:type="simple" xlink:actuate="onRequest" xlink:href="https://www.odoo.com/documentation/9.0/reference/http.html#routing" office:title="Left click once to follow this link.&#10;Middle click once to select this cell">Routing</text:a></text:p>
          </table:table-cell>
          <table:table-cell table:number-columns-repeated="1023" table:style-name="ACE-67"/>
        </table:table-row>
        <table:table-row table:style-name="AROW-1">
          <table:table-cell table:style-name="ACE-25" office:value-type="string">
            <text:p><text:a xlink:type="simple" xlink:actuate="onRequest" xlink:href="https://www.odoo.com/documentation/9.0/reference/http.html#request" office:title="Left click once to follow this link.&#10;Middle click once to select this cell">Request</text:a></text:p>
          </table:table-cell>
          <table:table-cell table:number-columns-repeated="1023" table:style-name="ACE-67"/>
        </table:table-row>
        <table:table-row table:style-name="AROW-1">
          <table:table-cell table:style-name="ACE-26" office:value-type="string">
            <text:p><text:a xlink:type="simple" xlink:actuate="onRequest" xlink:href="https://www.odoo.com/documentation/9.0/reference/http.html#response" office:title="Left click once to follow this link.&#10;Middle click once to select this cell">Response</text:a></text:p>
          </table:table-cell>
          <table:table-cell table:number-columns-repeated="1023" table:style-name="ACE-67"/>
        </table:table-row>
        <table:table-row table:style-name="AROW-1">
          <table:table-cell table:style-name="ACE-27" office:value-type="string">
            <text:p><text:a xlink:type="simple" xlink:actuate="onRequest" xlink:href="https://www.odoo.com/documentation/9.0/reference/http.html#controllers" office:title="Left click once to follow this link.&#10;Middle click once to select this cell">Controllers</text:a></text:p>
          </table:table-cell>
          <table:table-cell table:number-columns-repeated="1023" table:style-name="ACE-67"/>
        </table:table-row>
        <table:table-row table:style-name="AROW-1">
          <table:table-cell table:style-name="ACE-0" office:value-type="string">
            <text:p>Qweb</text:p>
          </table:table-cell>
          <table:table-cell table:style-name="ACE-67" office:value-type="string">
            <text:p>2 days</text:p>
          </table:table-cell>
          <table:table-cell table:number-columns-repeated="1022" table:style-name="ACE-67"/>
        </table:table-row>
        <table:table-row table:style-name="AROW-1">
          <table:table-cell table:style-name="ACE-28" office:value-type="string">
            <text:p><text:a xlink:type="simple" xlink:actuate="onRequest" xlink:href="https://www.odoo.com/documentation/9.0/reference/qweb.html#data-output" office:title="Left click once to follow this link.&#10;Middle click once to select this cell">data output</text:a></text:p>
          </table:table-cell>
          <table:table-cell table:number-columns-repeated="1023" table:style-name="ACE-67"/>
        </table:table-row>
        <table:table-row table:style-name="AROW-1">
          <table:table-cell table:style-name="ACE-29" office:value-type="string">
            <text:p><text:a xlink:type="simple" xlink:actuate="onRequest" xlink:href="https://www.odoo.com/documentation/9.0/reference/qweb.html#conditionals" office:title="Left click once to follow this link.&#10;Middle click once to select this cell">conditionals</text:a></text:p>
          </table:table-cell>
          <table:table-cell table:number-columns-repeated="1023" table:style-name="ACE-67"/>
        </table:table-row>
        <table:table-row table:style-name="AROW-1">
          <table:table-cell table:style-name="ACE-30" office:value-type="string">
            <text:p><text:a xlink:type="simple" xlink:actuate="onRequest" xlink:href="https://www.odoo.com/documentation/9.0/reference/qweb.html#loops" office:title="Left click once to follow this link.&#10;Middle click once to select this cell">loops</text:a></text:p>
          </table:table-cell>
          <table:table-cell table:number-columns-repeated="1023" table:style-name="ACE-67"/>
        </table:table-row>
        <table:table-row table:style-name="AROW-1">
          <table:table-cell table:style-name="ACE-31" office:value-type="string">
            <text:p><text:a xlink:type="simple" xlink:actuate="onRequest" xlink:href="https://www.odoo.com/documentation/9.0/reference/qweb.html#attributes" office:title="Left click once to follow this link.&#10;Middle click once to select this cell">attributes</text:a></text:p>
          </table:table-cell>
          <table:table-cell table:number-columns-repeated="1023" table:style-name="ACE-67"/>
        </table:table-row>
        <table:table-row table:style-name="AROW-1">
          <table:table-cell table:style-name="ACE-32" office:value-type="string">
            <text:p><text:a xlink:type="simple" xlink:actuate="onRequest" xlink:href="https://www.odoo.com/documentation/9.0/reference/qweb.html#setting-variables" office:title="Left click once to follow this link.&#10;Middle click once to select this cell">setting variables</text:a></text:p>
          </table:table-cell>
          <table:table-cell table:number-columns-repeated="1023" table:style-name="ACE-67"/>
        </table:table-row>
        <table:table-row table:style-name="AROW-1">
          <table:table-cell table:style-name="ACE-33" office:value-type="string">
            <text:p><text:a xlink:type="simple" xlink:actuate="onRequest" xlink:href="https://www.odoo.com/documentation/9.0/reference/qweb.html#calling-sub-templates" office:title="Left click once to follow this link.&#10;Middle click once to select this cell">calling sub-templates</text:a></text:p>
          </table:table-cell>
          <table:table-cell table:number-columns-repeated="1023" table:style-name="ACE-67"/>
        </table:table-row>
        <table:table-row table:style-name="AROW-1">
          <table:table-cell table:style-name="ACE-34" office:value-type="string">
            <text:p><text:a xlink:type="simple" xlink:actuate="onRequest" xlink:href="https://www.odoo.com/documentation/9.0/reference/qweb.html#python" office:title="Left click once to follow this link.&#10;Middle click once to select this cell">Python</text:a></text:p>
          </table:table-cell>
          <table:table-cell table:number-columns-repeated="1023" table:style-name="ACE-67"/>
        </table:table-row>
        <table:table-row table:style-name="AROW-1">
          <table:table-cell table:style-name="ACE-35" office:value-type="string">
            <text:p><text:a xlink:type="simple" xlink:actuate="onRequest" xlink:href="https://www.odoo.com/documentation/9.0/reference/qweb.html#exclusive-directives" office:title="Left click once to follow this link.&#10;Middle click once to select this cell">Exclusive directives</text:a></text:p>
          </table:table-cell>
          <table:table-cell table:number-columns-repeated="1023" table:style-name="ACE-67"/>
        </table:table-row>
        <table:table-row table:style-name="AROW-1">
          <table:table-cell table:style-name="ACE-36" office:value-type="string">
            <text:p><text:a xlink:type="simple" xlink:actuate="onRequest" xlink:href="https://www.odoo.com/documentation/9.0/reference/qweb.html#asset-bundles" office:title="Left click once to follow this link.&#10;Middle click once to select this cell">asset bundles</text:a></text:p>
          </table:table-cell>
          <table:table-cell table:number-columns-repeated="1023" table:style-name="ACE-67"/>
        </table:table-row>
        <table:table-row table:style-name="AROW-1">
          <table:table-cell table:style-name="ACE-37" office:value-type="string">
            <text:p><text:a xlink:type="simple" xlink:actuate="onRequest" xlink:href="https://www.odoo.com/documentation/9.0/reference/qweb.html#smart-records-fields-formatting" office:title="Left click once to follow this link.&#10;Middle click once to select this cell">"smart records" fields formatting</text:a></text:p>
          </table:table-cell>
          <table:table-cell table:number-columns-repeated="1023" table:style-name="ACE-67"/>
        </table:table-row>
        <table:table-row table:style-name="AROW-1">
          <table:table-cell table:style-name="ACE-38" office:value-type="string">
            <text:p><text:a xlink:type="simple" xlink:actuate="onRequest" xlink:href="https://www.odoo.com/documentation/9.0/reference/qweb.html#debugging" office:title="Left click once to follow this link.&#10;Middle click once to select this cell">debugging</text:a></text:p>
          </table:table-cell>
          <table:table-cell table:number-columns-repeated="1023" table:style-name="ACE-67"/>
        </table:table-row>
        <table:table-row table:style-name="AROW-1">
          <table:table-cell table:style-name="ACE-39" office:value-type="string">
            <text:p><text:a xlink:type="simple" xlink:actuate="onRequest" xlink:href="https://www.odoo.com/documentation/9.0/reference/qweb.html#helpers" office:title="Left click once to follow this link.&#10;Middle click once to select this cell">Helpers</text:a></text:p>
          </table:table-cell>
          <table:table-cell table:number-columns-repeated="1023" table:style-name="ACE-67"/>
        </table:table-row>
        <table:table-row table:style-name="AROW-1">
          <table:table-cell table:style-name="ACE-40" office:value-type="string">
            <text:p><text:a xlink:type="simple" xlink:actuate="onRequest" xlink:href="https://www.odoo.com/documentation/9.0/reference/qweb.html#request-based" office:title="Left click once to follow this link.&#10;Middle click once to select this cell">Request-based</text:a></text:p>
          </table:table-cell>
          <table:table-cell table:number-columns-repeated="1023" table:style-name="ACE-67"/>
        </table:table-row>
        <table:table-row table:style-name="AROW-1">
          <table:table-cell table:style-name="ACE-41" office:value-type="string">
            <text:p><text:a xlink:type="simple" xlink:actuate="onRequest" xlink:href="https://www.odoo.com/documentation/9.0/reference/qweb.html#view-based" office:title="Left click once to follow this link.&#10;Middle click once to select this cell">View-based</text:a></text:p>
          </table:table-cell>
          <table:table-cell table:number-columns-repeated="1023" table:style-name="ACE-67"/>
        </table:table-row>
        <table:table-row table:style-name="AROW-1">
          <table:table-cell table:style-name="ACE-42" office:value-type="string">
            <text:p><text:a xlink:type="simple" xlink:actuate="onRequest" xlink:href="https://www.odoo.com/documentation/9.0/reference/qweb.html#api" office:title="Left click once to follow this link.&#10;Middle click once to select this cell">API</text:a></text:p>
          </table:table-cell>
          <table:table-cell table:number-columns-repeated="1023" table:style-name="ACE-67"/>
        </table:table-row>
        <table:table-row table:style-name="AROW-1">
          <table:table-cell table:style-name="ACE-43" office:value-type="string">
            <text:p><text:a xlink:type="simple" xlink:actuate="onRequest" xlink:href="https://www.odoo.com/documentation/9.0/reference/qweb.html#javascript" office:title="Left click once to follow this link.&#10;Middle click once to select this cell">Javascript</text:a></text:p>
          </table:table-cell>
          <table:table-cell table:number-columns-repeated="1023" table:style-name="ACE-67"/>
        </table:table-row>
        <table:table-row table:style-name="AROW-1">
          <table:table-cell table:style-name="ACE-44" office:value-type="string">
            <text:p><text:a xlink:type="simple" xlink:actuate="onRequest" xlink:href="https://www.odoo.com/documentation/9.0/reference/qweb.html#id3" office:title="Left click once to follow this link.&#10;Middle click once to select this cell">Exclusive directives</text:a></text:p>
          </table:table-cell>
          <table:table-cell table:number-columns-repeated="1023" table:style-name="ACE-67"/>
        </table:table-row>
        <table:table-row table:style-name="AROW-1">
          <table:table-cell table:style-name="ACE-45" office:value-type="string">
            <text:p><text:a xlink:type="simple" xlink:actuate="onRequest" xlink:href="https://www.odoo.com/documentation/9.0/reference/qweb.html#defining-templates" office:title="Left click once to follow this link.&#10;Middle click once to select this cell">defining templates</text:a></text:p>
          </table:table-cell>
          <table:table-cell table:number-columns-repeated="1023" table:style-name="ACE-67"/>
        </table:table-row>
        <table:table-row table:style-name="AROW-1">
          <table:table-cell table:style-name="ACE-46" office:value-type="string">
            <text:p><text:a xlink:type="simple" xlink:actuate="onRequest" xlink:href="https://www.odoo.com/documentation/9.0/reference/qweb.html#template-inheritance" office:title="Left click once to follow this link.&#10;Middle click once to select this cell">template inheritance</text:a></text:p>
          </table:table-cell>
          <table:table-cell table:number-columns-repeated="1023" table:style-name="ACE-67"/>
        </table:table-row>
        <table:table-row table:style-name="AROW-1">
          <table:table-cell table:style-name="ACE-47" office:value-type="string">
            <text:p><text:a xlink:type="simple" xlink:actuate="onRequest" xlink:href="https://www.odoo.com/documentation/9.0/reference/qweb.html#id4" office:title="Left click once to follow this link.&#10;Middle click once to select this cell">debugging</text:a></text:p>
          </table:table-cell>
          <table:table-cell table:number-columns-repeated="1023" table:style-name="ACE-67"/>
        </table:table-row>
        <table:table-row table:style-name="AROW-1">
          <table:table-cell table:style-name="ACE-48" office:value-type="string">
            <text:p><text:a xlink:type="simple" xlink:actuate="onRequest" xlink:href="https://www.odoo.com/documentation/9.0/reference/qweb.html#id5" office:title="Left click once to follow this link.&#10;Middle click once to select this cell">Helpers</text:a></text:p>
          </table:table-cell>
          <table:table-cell table:number-columns-repeated="1023" table:style-name="ACE-67"/>
        </table:table-row>
        <table:table-row table:style-name="AROW-1">
          <table:table-cell table:style-name="ACE-49" office:value-type="string">
            <text:p><text:a xlink:type="simple" xlink:actuate="onRequest" xlink:href="https://www.odoo.com/documentation/9.0/reference/qweb.html#id6" office:title="Left click once to follow this link.&#10;Middle click once to select this cell">API</text:a></text:p>
          </table:table-cell>
          <table:table-cell table:style-name="ACE-67" office:value-type="string">
            <text:p>2 days</text:p>
          </table:table-cell>
          <table:table-cell table:number-columns-repeated="1022" table:style-name="ACE-67"/>
        </table:table-row>
        <table:table-row table:style-name="AROW-1">
          <table:table-cell table:style-name="ACE-0" office:value-type="string">
            <text:p>Javascript</text:p>
          </table:table-cell>
          <table:table-cell table:number-columns-repeated="1023" table:style-name="ACE-67"/>
        </table:table-row>
        <table:table-row table:style-name="AROW-1">
          <table:table-cell table:style-name="ACE-50" office:value-type="string">
            <text:p><text:a xlink:type="simple" xlink:actuate="onRequest" xlink:href="https://www.odoo.com/documentation/9.0/reference/javascript.html#widgets" office:title="Left click once to follow this link.&#10;Middle click once to select this cell">Widgets</text:a></text:p>
          </table:table-cell>
          <table:table-cell table:number-columns-repeated="1023" table:style-name="ACE-67"/>
        </table:table-row>
        <table:table-row table:style-name="AROW-1">
          <table:table-cell table:style-name="ACE-51" office:value-type="string">
            <text:p><text:a xlink:type="simple" xlink:actuate="onRequest" xlink:href="https://www.odoo.com/documentation/9.0/reference/javascript.html#dom-root" office:title="Left click once to follow this link.&#10;Middle click once to select this cell">DOM Root</text:a></text:p>
          </table:table-cell>
          <table:table-cell table:number-columns-repeated="1023" table:style-name="ACE-67"/>
        </table:table-row>
        <table:table-row table:style-name="AROW-1">
          <table:table-cell table:style-name="ACE-52" office:value-type="string">
            <text:p><text:a xlink:type="simple" xlink:actuate="onRequest" xlink:href="https://www.odoo.com/documentation/9.0/reference/javascript.html#using-a-widget" office:title="Left click once to follow this link.&#10;Middle click once to select this cell">Using a widget</text:a></text:p>
          </table:table-cell>
          <table:table-cell table:number-columns-repeated="1023" table:style-name="ACE-67"/>
        </table:table-row>
        <table:table-row table:style-name="AROW-1">
          <table:table-cell table:style-name="ACE-53" office:value-type="string">
            <text:p><text:a xlink:type="simple" xlink:actuate="onRequest" xlink:href="https://www.odoo.com/documentation/9.0/reference/javascript.html#accessing-dom-content" office:title="Left click once to follow this link.&#10;Middle click once to select this cell">Accessing DOM content</text:a></text:p>
          </table:table-cell>
          <table:table-cell table:number-columns-repeated="1023" table:style-name="ACE-67"/>
        </table:table-row>
        <table:table-row table:style-name="AROW-1">
          <table:table-cell table:style-name="ACE-54" office:value-type="string">
            <text:p><text:a xlink:type="simple" xlink:actuate="onRequest" xlink:href="https://www.odoo.com/documentation/9.0/reference/javascript.html#resetting-the-dom-root" office:title="Left click once to follow this link.&#10;Middle click once to select this cell">Resetting the DOM root</text:a></text:p>
          </table:table-cell>
          <table:table-cell table:number-columns-repeated="1023" table:style-name="ACE-67"/>
        </table:table-row>
        <table:table-row table:style-name="AROW-1">
          <table:table-cell table:style-name="ACE-55" office:value-type="string">
            <text:p><text:a xlink:type="simple" xlink:actuate="onRequest" xlink:href="https://www.odoo.com/documentation/9.0/reference/javascript.html#dom-events-handling" office:title="Left click once to follow this link.&#10;Middle click once to select this cell">DOM events handling</text:a></text:p>
          </table:table-cell>
          <table:table-cell table:number-columns-repeated="1023" table:style-name="ACE-67"/>
        </table:table-row>
        <table:table-row table:style-name="AROW-1">
          <table:table-cell table:style-name="ACE-56" office:value-type="string">
            <text:p><text:a xlink:type="simple" xlink:actuate="onRequest" xlink:href="https://www.odoo.com/documentation/9.0/reference/javascript.html#subclassing-widget" office:title="Left click once to follow this link.&#10;Middle click once to select this cell">Subclassing Widget</text:a></text:p>
          </table:table-cell>
          <table:table-cell table:number-columns-repeated="1023" table:style-name="ACE-67"/>
        </table:table-row>
        <table:table-row table:style-name="AROW-1">
          <table:table-cell table:style-name="ACE-57" office:value-type="string">
            <text:p><text:a xlink:type="simple" xlink:actuate="onRequest" xlink:href="https://www.odoo.com/documentation/9.0/reference/javascript.html#development-guidelines" office:title="Left click once to follow this link.&#10;Middle click once to select this cell">Development Guidelines</text:a></text:p>
          </table:table-cell>
          <table:table-cell table:number-columns-repeated="1023" table:style-name="ACE-67"/>
        </table:table-row>
        <table:table-row table:style-name="AROW-1">
          <table:table-cell table:style-name="ACE-58" office:value-type="string">
            <text:p><text:a xlink:type="simple" xlink:actuate="onRequest" xlink:href="https://www.odoo.com/documentation/9.0/reference/javascript.html#rpc" office:title="Left click once to follow this link.&#10;Middle click once to select this cell">RPC</text:a></text:p>
          </table:table-cell>
          <table:table-cell table:number-columns-repeated="1023" table:style-name="ACE-67"/>
        </table:table-row>
        <table:table-row table:style-name="AROW-1">
          <table:table-cell table:style-name="ACE-59" office:value-type="string">
            <text:p><text:a xlink:type="simple" xlink:actuate="onRequest" xlink:href="https://www.odoo.com/documentation/9.0/reference/javascript.html#high-level-api-calling-into-odoo-models" office:title="Left click once to follow this link.&#10;Middle click once to select this cell">High-level API: calling into Odoo models</text:a></text:p>
          </table:table-cell>
          <table:table-cell table:number-columns-repeated="1023" table:style-name="ACE-67"/>
        </table:table-row>
        <table:table-row table:style-name="AROW-1">
          <table:table-cell table:style-name="ACE-60" office:value-type="string">
            <text:p><text:a xlink:type="simple" xlink:actuate="onRequest" xlink:href="https://www.odoo.com/documentation/9.0/reference/javascript.html#aggregation-grouping" office:title="Left click once to follow this link.&#10;Middle click once to select this cell">Aggregation (grouping)</text:a></text:p>
          </table:table-cell>
          <table:table-cell table:number-columns-repeated="1023" table:style-name="ACE-67"/>
        </table:table-row>
        <table:table-row table:style-name="AROW-1">
          <table:table-cell table:style-name="ACE-61" office:value-type="string">
            <text:p><text:a xlink:type="simple" xlink:actuate="onRequest" xlink:href="https://www.odoo.com/documentation/9.0/reference/javascript.html#low-level-api-rpc-calls-to-python-side" office:title="Left click once to follow this link.&#10;Middle click once to select this cell">Low-level API: RPC calls to Python side</text:a></text:p>
          </table:table-cell>
          <table:table-cell table:number-columns-repeated="1023" table:style-name="ACE-67"/>
        </table:table-row>
        <table:table-row table:style-name="AROW-1">
          <table:table-cell table:style-name="ACE-62" office:value-type="string">
            <text:p><text:a xlink:type="simple" xlink:actuate="onRequest" xlink:href="https://www.odoo.com/documentation/9.0/reference/javascript.html#web-client" office:title="Left click once to follow this link.&#10;Middle click once to select this cell">Web Client</text:a></text:p>
          </table:table-cell>
          <table:table-cell table:number-columns-repeated="1023" table:style-name="ACE-67"/>
        </table:table-row>
        <table:table-row table:style-name="AROW-1">
          <table:table-cell table:style-name="ACE-63" office:value-type="string">
            <text:p><text:a xlink:type="simple" xlink:actuate="onRequest" xlink:href="https://www.odoo.com/documentation/9.0/reference/javascript.html#javascript-module-system-overview" office:title="Left click once to follow this link.&#10;Middle click once to select this cell">Javascript module system overview</text:a></text:p>
          </table:table-cell>
          <table:table-cell table:number-columns-repeated="1023" table:style-name="ACE-67"/>
        </table:table-row>
        <table:table-row table:style-name="AROW-1">
          <table:table-cell table:style-name="ACE-64" office:value-type="string">
            <text:p><text:a xlink:type="simple" xlink:actuate="onRequest" xlink:href="https://www.odoo.com/documentation/9.0/reference/javascript.html#web-client-structure" office:title="Left click once to follow this link.&#10;Middle click once to select this cell">Web client structure</text:a></text:p>
          </table:table-cell>
          <table:table-cell table:number-columns-repeated="1023" table:style-name="ACE-67"/>
        </table:table-row>
        <table:table-row table:style-name="AROW-1">
          <table:table-cell table:style-name="ACE-65" office:value-type="string">
            <text:p><text:a xlink:type="simple" xlink:actuate="onRequest" xlink:href="https://www.odoo.com/documentation/9.0/reference/javascript.html#javascript-conventions" office:title="Left click once to follow this link.&#10;Middle click once to select this cell">Javascript conventions</text:a></text:p>
          </table:table-cell>
          <table:table-cell table:number-columns-repeated="1023" table:style-name="ACE-67"/>
        </table:table-row>
        <table:table-row table:style-name="AROW-1">
          <table:table-cell table:style-name="ACE-66" office:value-type="string">
            <text:p><text:a xlink:type="simple" xlink:actuate="onRequest" xlink:href="https://www.odoo.com/documentation/9.0/reference/javascript.html#testing-in-odoo-web-client" office:title="Left click once to follow this link.&#10;Middle click once to select this cell">Testing in Odoo Web Client</text:a></text:p>
          </table:table-cell>
          <table:table-cell table:number-columns-repeated="1023" table:style-name="ACE-67"/>
        </table:table-row>
        <table:table-row table:style-name="AROW-0">
          <table:table-cell table:style-name="ACE-67" office:value-type="string">
            <text:p>Qweb Report</text:p>
          </table:table-cell>
          <table:table-cell table:style-name="ACE-67" office:value-type="string">
            <text:p>1 day</text:p>
          </table:table-cell>
          <table:table-cell table:number-columns-repeated="1022" table:style-name="ACE-67"/>
        </table:table-row>
        <table:table-row table:style-name="AROW-1">
          <table:table-cell table:style-name="ACE-68" office:value-type="string">
            <text:p><text:a xlink:type="simple" xlink:actuate="onRequest" xlink:href="https://www.odoo.com/documentation/9.0/reference/reports.html#report" office:title="Left click once to follow this link.&#10;Middle click once to select this cell">Report</text:a></text:p>
          </table:table-cell>
          <table:table-cell table:number-columns-repeated="1023" table:style-name="ACE-67"/>
        </table:table-row>
        <table:table-row table:style-name="AROW-1">
          <table:table-cell table:style-name="ACE-69" office:value-type="string">
            <text:p><text:a xlink:type="simple" xlink:actuate="onRequest" xlink:href="https://www.odoo.com/documentation/9.0/reference/reports.html#report-template" office:title="Left click once to follow this link.&#10;Middle click once to select this cell">Report template</text:a></text:p>
          </table:table-cell>
          <table:table-cell table:number-columns-repeated="1023" table:style-name="ACE-67"/>
        </table:table-row>
        <table:table-row table:style-name="AROW-1">
          <table:table-cell table:style-name="ACE-70" office:value-type="string">
            <text:p><text:a xlink:type="simple" xlink:actuate="onRequest" xlink:href="https://www.odoo.com/documentation/9.0/reference/reports.html#minimal-viable-template" office:title="Left click once to follow this link.&#10;Middle click once to select this cell">Minimal viable template</text:a></text:p>
          </table:table-cell>
          <table:table-cell table:number-columns-repeated="1023" table:style-name="ACE-67"/>
        </table:table-row>
        <table:table-row table:style-name="AROW-1">
          <table:table-cell table:style-name="ACE-71" office:value-type="string">
            <text:p><text:a xlink:type="simple" xlink:actuate="onRequest" xlink:href="https://www.odoo.com/documentation/9.0/reference/reports.html#translatable-templates" office:title="Left click once to follow this link.&#10;Middle click once to select this cell">Translatable Templates</text:a></text:p>
          </table:table-cell>
          <table:table-cell table:number-columns-repeated="1023" table:style-name="ACE-67"/>
        </table:table-row>
        <table:table-row table:style-name="AROW-1">
          <table:table-cell table:style-name="ACE-72" office:value-type="string">
            <text:p><text:a xlink:type="simple" xlink:actuate="onRequest" xlink:href="https://www.odoo.com/documentation/9.0/reference/reports.html#barcodes" office:title="Left click once to follow this link.&#10;Middle click once to select this cell">Barcodes</text:a></text:p>
          </table:table-cell>
          <table:table-cell table:number-columns-repeated="1023" table:style-name="ACE-67"/>
        </table:table-row>
        <table:table-row table:style-name="AROW-1">
          <table:table-cell table:style-name="ACE-73" office:value-type="string">
            <text:p><text:a xlink:type="simple" xlink:actuate="onRequest" xlink:href="https://www.odoo.com/documentation/9.0/reference/reports.html#useful-remarks" office:title="Left click once to follow this link.&#10;Middle click once to select this cell">Useful Remarks</text:a></text:p>
          </table:table-cell>
          <table:table-cell table:number-columns-repeated="1023" table:style-name="ACE-67"/>
        </table:table-row>
        <table:table-row table:style-name="AROW-1">
          <table:table-cell table:style-name="ACE-74" office:value-type="string">
            <text:p><text:a xlink:type="simple" xlink:actuate="onRequest" xlink:href="https://www.odoo.com/documentation/9.0/reference/reports.html#paper-format" office:title="Left click once to follow this link.&#10;Middle click once to select this cell">Paper Format</text:a></text:p>
          </table:table-cell>
          <table:table-cell table:number-columns-repeated="1023" table:style-name="ACE-67"/>
        </table:table-row>
        <table:table-row table:style-name="AROW-1">
          <table:table-cell table:style-name="ACE-75" office:value-type="string">
            <text:p><text:a xlink:type="simple" xlink:actuate="onRequest" xlink:href="https://www.odoo.com/documentation/9.0/reference/reports.html#custom-reports" office:title="Left click once to follow this link.&#10;Middle click once to select this cell">Custom Reports</text:a></text:p>
          </table:table-cell>
          <table:table-cell table:number-columns-repeated="1023" table:style-name="ACE-67"/>
        </table:table-row>
        <table:table-row table:style-name="AROW-1">
          <table:table-cell table:style-name="ACE-76" office:value-type="string">
            <text:p><text:a xlink:type="simple" xlink:actuate="onRequest" xlink:href="https://www.odoo.com/documentation/9.0/reference/reports.html#reports-are-web-pages" office:title="Left click once to follow this link.&#10;Middle click once to select this cell">Reports are web pages</text:a></text:p>
          </table:table-cell>
          <table:table-cell table:number-columns-repeated="1023" table:style-name="ACE-67"/>
        </table:table-row>
        <table:table-row table:style-name="AROW-0">
          <table:table-cell table:style-name="ACE-67" office:value-type="string">
            <text:p>Building Interface Extensions</text:p>
          </table:table-cell>
          <table:table-cell table:style-name="ACE-67" office:value-type="string">
            <text:p>3 days</text:p>
          </table:table-cell>
          <table:table-cell table:number-columns-repeated="1022" table:style-name="ACE-67"/>
        </table:table-row>
        <table:table-row table:style-name="AROW-1">
          <table:table-cell table:style-name="ACE-77" office:value-type="string">
            <text:p><text:a xlink:type="simple" xlink:actuate="onRequest" xlink:href="https://www.odoo.com/documentation/9.0/howtos/web.html#a-simple-module" office:title="Left click once to follow this link.&#10;Middle click once to select this cell">A Simple Module</text:a></text:p>
          </table:table-cell>
          <table:table-cell table:number-columns-repeated="1023" table:style-name="ACE-67"/>
        </table:table-row>
        <table:table-row table:style-name="AROW-1">
          <table:table-cell table:style-name="ACE-78" office:value-type="string">
            <text:p><text:a xlink:type="simple" xlink:actuate="onRequest" xlink:href="https://www.odoo.com/documentation/9.0/howtos/web.html#odoo-javascript-module" office:title="Left click once to follow this link.&#10;Middle click once to select this cell">Odoo JavaScript Module</text:a></text:p>
          </table:table-cell>
          <table:table-cell table:number-columns-repeated="1023" table:style-name="ACE-67"/>
        </table:table-row>
        <table:table-row table:style-name="AROW-1">
          <table:table-cell table:style-name="ACE-79" office:value-type="string">
            <text:p><text:a xlink:type="simple" xlink:actuate="onRequest" xlink:href="https://www.odoo.com/documentation/9.0/howtos/web.html#classes" office:title="Left click once to follow this link.&#10;Middle click once to select this cell">Classes</text:a></text:p>
          </table:table-cell>
          <table:table-cell table:number-columns-repeated="1023" table:style-name="ACE-67"/>
        </table:table-row>
        <table:table-row table:style-name="AROW-1">
          <table:table-cell table:style-name="ACE-80" office:value-type="string">
            <text:p><text:a xlink:type="simple" xlink:actuate="onRequest" xlink:href="https://www.odoo.com/documentation/9.0/howtos/web.html#widgets-basics" office:title="Left click once to follow this link.&#10;Middle click once to select this cell">Widgets Basics</text:a></text:p>
          </table:table-cell>
          <table:table-cell table:number-columns-repeated="1023" table:style-name="ACE-67"/>
        </table:table-row>
        <table:table-row table:style-name="AROW-1">
          <table:table-cell table:style-name="ACE-81" office:value-type="string">
            <text:p><text:a xlink:type="simple" xlink:actuate="onRequest" xlink:href="https://www.odoo.com/documentation/9.0/howtos/web.html#your-first-widget" office:title="Left click once to follow this link.&#10;Middle click once to select this cell">Your First Widget</text:a></text:p>
          </table:table-cell>
          <table:table-cell table:number-columns-repeated="1023" table:style-name="ACE-67"/>
        </table:table-row>
        <table:table-row table:style-name="AROW-1">
          <table:table-cell table:style-name="ACE-82" office:value-type="string">
            <text:p><text:a xlink:type="simple" xlink:actuate="onRequest" xlink:href="https://www.odoo.com/documentation/9.0/howtos/web.html#display-content" office:title="Left click once to follow this link.&#10;Middle click once to select this cell">Display Content</text:a></text:p>
          </table:table-cell>
          <table:table-cell table:number-columns-repeated="1023" table:style-name="ACE-67"/>
        </table:table-row>
        <table:table-row table:style-name="AROW-1">
          <table:table-cell table:style-name="ACE-83" office:value-type="string">
            <text:p><text:a xlink:type="simple" xlink:actuate="onRequest" xlink:href="https://www.odoo.com/documentation/9.0/howtos/web.html#widget-parents-and-children" office:title="Left click once to follow this link.&#10;Middle click once to select this cell">Widget Parents and Children</text:a></text:p>
          </table:table-cell>
          <table:table-cell table:number-columns-repeated="1023" table:style-name="ACE-67"/>
        </table:table-row>
        <table:table-row table:style-name="AROW-1">
          <table:table-cell table:style-name="ACE-84" office:value-type="string">
            <text:p><text:a xlink:type="simple" xlink:actuate="onRequest" xlink:href="https://www.odoo.com/documentation/9.0/howtos/web.html#destroying-widgets" office:title="Left click once to follow this link.&#10;Middle click once to select this cell">Destroying Widgets</text:a></text:p>
          </table:table-cell>
          <table:table-cell table:number-columns-repeated="1023" table:style-name="ACE-67"/>
        </table:table-row>
        <table:table-row table:style-name="AROW-1">
          <table:table-cell table:style-name="ACE-85" office:value-type="string">
            <text:p><text:a xlink:type="simple" xlink:actuate="onRequest" xlink:href="https://www.odoo.com/documentation/9.0/howtos/web.html#the-qweb-template-engine" office:title="Left click once to follow this link.&#10;Middle click once to select this cell">The QWeb Template Engine</text:a></text:p>
          </table:table-cell>
          <table:table-cell table:number-columns-repeated="1023" table:style-name="ACE-67"/>
        </table:table-row>
        <table:table-row table:style-name="AROW-1">
          <table:table-cell table:style-name="ACE-86" office:value-type="string">
            <text:p><text:a xlink:type="simple" xlink:actuate="onRequest" xlink:href="https://www.odoo.com/documentation/9.0/howtos/web.html#using-qweb" office:title="Left click once to follow this link.&#10;Middle click once to select this cell">Using QWeb</text:a></text:p>
          </table:table-cell>
          <table:table-cell table:number-columns-repeated="1023" table:style-name="ACE-67"/>
        </table:table-row>
        <table:table-row table:style-name="AROW-1">
          <table:table-cell table:style-name="ACE-87" office:value-type="string">
            <text:p><text:a xlink:type="simple" xlink:actuate="onRequest" xlink:href="https://www.odoo.com/documentation/9.0/howtos/web.html#qweb-context" office:title="Left click once to follow this link.&#10;Middle click once to select this cell">QWeb Context</text:a></text:p>
          </table:table-cell>
          <table:table-cell table:number-columns-repeated="1023" table:style-name="ACE-67"/>
        </table:table-row>
        <table:table-row table:style-name="AROW-1">
          <table:table-cell table:style-name="ACE-88" office:value-type="string">
            <text:p><text:a xlink:type="simple" xlink:actuate="onRequest" xlink:href="https://www.odoo.com/documentation/9.0/howtos/web.html#template-declaration" office:title="Left click once to follow this link.&#10;Middle click once to select this cell">Template Declaration</text:a></text:p>
          </table:table-cell>
          <table:table-cell table:number-columns-repeated="1023" table:style-name="ACE-67"/>
        </table:table-row>
        <table:table-row table:style-name="AROW-1">
          <table:table-cell table:style-name="ACE-89" office:value-type="string">
            <text:p><text:a xlink:type="simple" xlink:actuate="onRequest" xlink:href="https://www.odoo.com/documentation/9.0/howtos/web.html#escaping" office:title="Left click once to follow this link.&#10;Middle click once to select this cell">Escaping</text:a></text:p>
          </table:table-cell>
          <table:table-cell table:number-columns-repeated="1023" table:style-name="ACE-67"/>
        </table:table-row>
        <table:table-row table:style-name="AROW-1">
          <table:table-cell table:style-name="ACE-90" office:value-type="string">
            <text:p><text:a xlink:type="simple" xlink:actuate="onRequest" xlink:href="https://www.odoo.com/documentation/9.0/howtos/web.html#outputting-html" office:title="Left click once to follow this link.&#10;Middle click once to select this cell">Outputting HTML</text:a></text:p>
          </table:table-cell>
          <table:table-cell table:number-columns-repeated="1023" table:style-name="ACE-67"/>
        </table:table-row>
        <table:table-row table:style-name="AROW-1">
          <table:table-cell table:style-name="ACE-91" office:value-type="string">
            <text:p><text:a xlink:type="simple" xlink:actuate="onRequest" xlink:href="https://www.odoo.com/documentation/9.0/howtos/web.html#conditionals" office:title="Left click once to follow this link.&#10;Middle click once to select this cell">Conditionals</text:a></text:p>
          </table:table-cell>
          <table:table-cell table:number-columns-repeated="1023" table:style-name="ACE-67"/>
        </table:table-row>
        <table:table-row table:style-name="AROW-1">
          <table:table-cell table:style-name="ACE-92" office:value-type="string">
            <text:p><text:a xlink:type="simple" xlink:actuate="onRequest" xlink:href="https://www.odoo.com/documentation/9.0/howtos/web.html#iteration" office:title="Left click once to follow this link.&#10;Middle click once to select this cell">Iteration</text:a></text:p>
          </table:table-cell>
          <table:table-cell table:number-columns-repeated="1023" table:style-name="ACE-67"/>
        </table:table-row>
        <table:table-row table:style-name="AROW-1">
          <table:table-cell table:style-name="ACE-93" office:value-type="string">
            <text:p><text:a xlink:type="simple" xlink:actuate="onRequest" xlink:href="https://www.odoo.com/documentation/9.0/howtos/web.html#defining-attributes" office:title="Left click once to follow this link.&#10;Middle click once to select this cell">Defining attributes</text:a></text:p>
          </table:table-cell>
          <table:table-cell table:number-columns-repeated="1023" table:style-name="ACE-67"/>
        </table:table-row>
        <table:table-row table:style-name="AROW-1">
          <table:table-cell table:style-name="ACE-94" office:value-type="string">
            <text:p><text:a xlink:type="simple" xlink:actuate="onRequest" xlink:href="https://www.odoo.com/documentation/9.0/howtos/web.html#calling-other-templates" office:title="Left click once to follow this link.&#10;Middle click once to select this cell">Calling other templates</text:a></text:p>
          </table:table-cell>
          <table:table-cell table:number-columns-repeated="1023" table:style-name="ACE-67"/>
        </table:table-row>
        <table:table-row table:style-name="AROW-1">
          <table:table-cell table:style-name="ACE-95" office:value-type="string">
            <text:p><text:a xlink:type="simple" xlink:actuate="onRequest" xlink:href="https://www.odoo.com/documentation/9.0/howtos/web.html#to-learn-more-about-qweb" office:title="Left click once to follow this link.&#10;Middle click once to select this cell">To Learn More About QWeb</text:a></text:p>
          </table:table-cell>
          <table:table-cell table:number-columns-repeated="1023" table:style-name="ACE-67"/>
        </table:table-row>
        <table:table-row table:style-name="AROW-1">
          <table:table-cell table:style-name="ACE-96" office:value-type="string">
            <text:p><text:a xlink:type="simple" xlink:actuate="onRequest" xlink:href="https://www.odoo.com/documentation/9.0/howtos/web.html#exercise" office:title="Left click once to follow this link.&#10;Middle click once to select this cell">Exercise</text:a></text:p>
          </table:table-cell>
          <table:table-cell table:number-columns-repeated="1023" table:style-name="ACE-67"/>
        </table:table-row>
        <table:table-row table:style-name="AROW-1">
          <table:table-cell table:style-name="ACE-97" office:value-type="string">
            <text:p><text:a xlink:type="simple" xlink:actuate="onRequest" xlink:href="https://www.odoo.com/documentation/9.0/howtos/web.html#widget-helpers" office:title="Left click once to follow this link.&#10;Middle click once to select this cell">Widget Helpers</text:a></text:p>
          </table:table-cell>
          <table:table-cell table:number-columns-repeated="1023" table:style-name="ACE-67"/>
        </table:table-row>
        <table:table-row table:style-name="AROW-1">
          <table:table-cell table:style-name="ACE-98" office:value-type="string">
            <text:p><text:a xlink:type="simple" xlink:actuate="onRequest" xlink:href="https://www.odoo.com/documentation/9.0/howtos/web.html#widget-s-jquery-selector" office:title="Left click once to follow this link.&#10;Middle click once to select this cell">Widget's jQuery Selector</text:a></text:p>
          </table:table-cell>
          <table:table-cell table:number-columns-repeated="1023" table:style-name="ACE-67"/>
        </table:table-row>
        <table:table-row table:style-name="AROW-1">
          <table:table-cell table:style-name="ACE-99" office:value-type="string">
            <text:p><text:a xlink:type="simple" xlink:actuate="onRequest" xlink:href="https://www.odoo.com/documentation/9.0/howtos/web.html#easier-dom-events-binding" office:title="Left click once to follow this link.&#10;Middle click once to select this cell">Easier DOM Events Binding</text:a></text:p>
          </table:table-cell>
          <table:table-cell table:number-columns-repeated="1023" table:style-name="ACE-67"/>
        </table:table-row>
        <table:table-row table:style-name="AROW-1">
          <table:table-cell table:style-name="ACE-100" office:value-type="string">
            <text:p><text:a xlink:type="simple" xlink:actuate="onRequest" xlink:href="https://www.odoo.com/documentation/9.0/howtos/web.html#widget-events-and-properties" office:title="Left click once to follow this link.&#10;Middle click once to select this cell">Widget Events and Properties</text:a></text:p>
          </table:table-cell>
          <table:table-cell table:number-columns-repeated="1023" table:style-name="ACE-67"/>
        </table:table-row>
        <table:table-row table:style-name="AROW-1">
          <table:table-cell table:style-name="ACE-101" office:value-type="string">
            <text:p><text:a xlink:type="simple" xlink:actuate="onRequest" xlink:href="https://www.odoo.com/documentation/9.0/howtos/web.html#events" office:title="Left click once to follow this link.&#10;Middle click once to select this cell">Events</text:a></text:p>
          </table:table-cell>
          <table:table-cell table:number-columns-repeated="1023" table:style-name="ACE-67"/>
        </table:table-row>
        <table:table-row table:style-name="AROW-1">
          <table:table-cell table:style-name="ACE-102" office:value-type="string">
            <text:p><text:a xlink:type="simple" xlink:actuate="onRequest" xlink:href="https://www.odoo.com/documentation/9.0/howtos/web.html#properties" office:title="Left click once to follow this link.&#10;Middle click once to select this cell">Properties</text:a></text:p>
          </table:table-cell>
          <table:table-cell table:number-columns-repeated="1023" table:style-name="ACE-67"/>
        </table:table-row>
        <table:table-row table:style-name="AROW-1">
          <table:table-cell table:style-name="ACE-103" office:value-type="string">
            <text:p><text:a xlink:type="simple" xlink:actuate="onRequest" xlink:href="https://www.odoo.com/documentation/9.0/howtos/web.html#id3" office:title="Left click once to follow this link.&#10;Middle click once to select this cell">Exercise</text:a></text:p>
          </table:table-cell>
          <table:table-cell table:number-columns-repeated="1023" table:style-name="ACE-67"/>
        </table:table-row>
        <table:table-row table:style-name="AROW-1">
          <table:table-cell table:style-name="ACE-104" office:value-type="string">
            <text:p><text:a xlink:type="simple" xlink:actuate="onRequest" xlink:href="https://www.odoo.com/documentation/9.0/howtos/web.html#modify-existing-widgets-and-classes" office:title="Left click once to follow this link.&#10;Middle click once to select this cell">Modify existing widgets and classes</text:a></text:p>
          </table:table-cell>
          <table:table-cell table:number-columns-repeated="1023" table:style-name="ACE-67"/>
        </table:table-row>
        <table:table-row table:style-name="AROW-1">
          <table:table-cell table:style-name="ACE-105" office:value-type="string">
            <text:p><text:a xlink:type="simple" xlink:actuate="onRequest" xlink:href="https://www.odoo.com/documentation/9.0/howtos/web.html#translations" office:title="Left click once to follow this link.&#10;Middle click once to select this cell">Translations</text:a></text:p>
          </table:table-cell>
          <table:table-cell table:number-columns-repeated="1023" table:style-name="ACE-67"/>
        </table:table-row>
        <table:table-row table:style-name="AROW-1">
          <table:table-cell table:style-name="ACE-106" office:value-type="string">
            <text:p><text:a xlink:type="simple" xlink:actuate="onRequest" xlink:href="https://www.odoo.com/documentation/9.0/howtos/web.html#communication-with-the-odoo-server" office:title="Left click once to follow this link.&#10;Middle click once to select this cell">Communication with the Odoo Server</text:a></text:p>
          </table:table-cell>
          <table:table-cell table:number-columns-repeated="1023" table:style-name="ACE-67"/>
        </table:table-row>
        <table:table-row table:style-name="AROW-1">
          <table:table-cell table:style-name="ACE-107" office:value-type="string">
            <text:p><text:a xlink:type="simple" xlink:actuate="onRequest" xlink:href="https://www.odoo.com/documentation/9.0/howtos/web.html#contacting-models" office:title="Left click once to follow this link.&#10;Middle click once to select this cell">Contacting Models</text:a></text:p>
          </table:table-cell>
          <table:table-cell table:number-columns-repeated="1023" table:style-name="ACE-67"/>
        </table:table-row>
        <table:table-row table:style-name="AROW-1">
          <table:table-cell table:style-name="ACE-108" office:value-type="string">
            <text:p><text:a xlink:type="simple" xlink:actuate="onRequest" xlink:href="https://www.odoo.com/documentation/9.0/howtos/web.html#compoundcontext" office:title="Left click once to follow this link.&#10;Middle click once to select this cell">CompoundContext</text:a></text:p>
          </table:table-cell>
          <table:table-cell table:number-columns-repeated="1023" table:style-name="ACE-67"/>
        </table:table-row>
        <table:table-row table:style-name="AROW-1">
          <table:table-cell table:style-name="ACE-109" office:value-type="string">
            <text:p><text:a xlink:type="simple" xlink:actuate="onRequest" xlink:href="https://www.odoo.com/documentation/9.0/howtos/web.html#queries" office:title="Left click once to follow this link.&#10;Middle click once to select this cell">Queries</text:a></text:p>
          </table:table-cell>
          <table:table-cell table:number-columns-repeated="1023" table:style-name="ACE-67"/>
        </table:table-row>
        <table:table-row table:style-name="AROW-1">
          <table:table-cell table:style-name="ACE-110" office:value-type="string">
            <text:p><text:a xlink:type="simple" xlink:actuate="onRequest" xlink:href="https://www.odoo.com/documentation/9.0/howtos/web.html#exercises" office:title="Left click once to follow this link.&#10;Middle click once to select this cell">Exercises</text:a></text:p>
          </table:table-cell>
          <table:table-cell table:number-columns-repeated="1023" table:style-name="ACE-67"/>
        </table:table-row>
        <table:table-row table:style-name="AROW-1">
          <table:table-cell table:style-name="ACE-111" office:value-type="string">
            <text:p><text:a xlink:type="simple" xlink:actuate="onRequest" xlink:href="https://www.odoo.com/documentation/9.0/howtos/web.html#existing-web-components" office:title="Left click once to follow this link.&#10;Middle click once to select this cell">Existing web components</text:a></text:p>
          </table:table-cell>
          <table:table-cell table:number-columns-repeated="1023" table:style-name="ACE-67"/>
        </table:table-row>
        <table:table-row table:style-name="AROW-0">
          <table:table-cell table:style-name="ACE-67" office:value-type="string">
            <text:p>Total</text:p>
          </table:table-cell>
          <table:table-cell table:style-name="ACE-67" office:value-type="string">
            <text:p>12 days</text:p>
          </table:table-cell>
          <table:table-cell table:number-columns-repeated="1022" table:style-name="ACE-67"/>
        </table:table-row>
        <table:table-row table:style-name="AROW-0" table:number-rows-repeated="1048458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8.510236220472443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4pt" svg:height="21.259842519685034pt" style:dynamic-spacing="true"/>
      </style:header-style>
      <style:footer-style>
        <style:header-footer-properties fo:border="none" style:shadow="none" fo:padding="0pt" fo:margin="0pt" fo:min-height="21.259842519685034pt" svg:height="21.259842519685034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2-21T17:32:40Z</dc:date>
    <meta:creation-date>2015-12-21T13:18:08Z</meta:creation-date>
    <meta:editing-cycles>11</meta:editing-cycles>
    <meta:editing-duration>PT4H14M26S</meta:editing-duration>
    <meta:generator>gnumeric/1.12.23</meta:generator>
  </office:meta>
</office:document-meta>
</file>